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 CORE authentication</text:p>
      <text:p text:style-name="Standard"/>
      <text:p text:style-name="Standard">generera databas tabeller som tidigare, sedan fortsätta med gui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06T21:01:46.64</meta:creation-date>
    <meta:document-statistic meta:table-count="0" meta:image-count="0" meta:object-count="0" meta:page-count="1" meta:paragraph-count="2" meta:word-count="12" meta:character-count="90"/>
    <dc:date>2017-08-06T21:03:10.01</dc:date>
    <dc:creator>Niklas Johansson</dc:creator>
    <meta:editing-duration>PT1M23S</meta:editing-duration>
    <meta:editing-cycles>1</meta:editing-cycles>
    <meta:generator>OpenOffice/4.1.3$Win32 OpenOffice.org_project/413m1$Build-9783</meta:generator>
  </office:meta>
</office:document-meta>
</file>